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1e3" officeooo:paragraph-rsid="00173f6a"/>
    </style:style>
    <style:style style:name="P2" style:family="paragraph" style:parent-style-name="Standard">
      <style:text-properties officeooo:rsid="0010f2d5" officeooo:paragraph-rsid="00173f6a"/>
    </style:style>
    <style:style style:name="P3" style:family="paragraph" style:parent-style-name="Standard">
      <style:text-properties officeooo:rsid="00173f6a" officeooo:paragraph-rsid="00173f6a"/>
    </style:style>
    <style:style style:name="P4" style:family="paragraph" style:parent-style-name="Standard">
      <style:text-properties fo:font-weight="bold" officeooo:rsid="000e21e3" officeooo:paragraph-rsid="00173f6a" style:font-weight-asian="bold" style:font-weight-complex="bold"/>
    </style:style>
    <style:style style:name="P5" style:family="paragraph" style:parent-style-name="Standard">
      <style:text-properties fo:font-weight="bold" officeooo:rsid="00173f6a" officeooo:paragraph-rsid="00173f6a" style:font-weight-asian="bold" style:font-weight-complex="bold"/>
    </style:style>
    <style:style style:name="P6" style:family="paragraph" style:parent-style-name="Standard">
      <style:text-properties fo:font-weight="bold" officeooo:rsid="0017603e" officeooo:paragraph-rsid="0017603e" style:font-weight-asian="bold" style:font-weight-complex="bold"/>
    </style:style>
    <style:style style:name="P7" style:family="paragraph" style:parent-style-name="Standard">
      <style:text-properties fo:font-weight="bold" officeooo:rsid="00189bed" officeooo:paragraph-rsid="00189bed" style:font-weight-asian="bold" style:font-weight-complex="bold"/>
    </style:style>
    <style:style style:name="P8" style:family="paragraph" style:parent-style-name="Standard">
      <style:text-properties fo:font-weight="bold" officeooo:rsid="00191e1f" officeooo:paragraph-rsid="00191e1f" style:font-weight-asian="bold" style:font-weight-complex="bold"/>
    </style:style>
    <style:style style:name="P9" style:family="paragraph" style:parent-style-name="Standard">
      <style:text-properties fo:font-weight="bold" officeooo:rsid="001a532b" officeooo:paragraph-rsid="001a532b" style:font-weight-asian="bold" style:font-weight-complex="bold"/>
    </style:style>
    <style:style style:name="P10" style:family="paragraph" style:parent-style-name="Standard">
      <style:text-properties fo:font-weight="normal" officeooo:rsid="000e21e3" officeooo:paragraph-rsid="00173f6a" style:font-weight-asian="normal" style:font-weight-complex="normal"/>
    </style:style>
    <style:style style:name="P11" style:family="paragraph" style:parent-style-name="Standard">
      <style:text-properties fo:font-weight="normal" officeooo:rsid="0017603e" officeooo:paragraph-rsid="0017603e" style:font-weight-asian="normal" style:font-weight-complex="normal"/>
    </style:style>
    <style:style style:name="P12" style:family="paragraph" style:parent-style-name="Standard">
      <style:text-properties fo:font-weight="normal" officeooo:rsid="00189bed" officeooo:paragraph-rsid="00189bed" style:font-weight-asian="normal" style:font-weight-complex="normal"/>
    </style:style>
    <style:style style:name="P13" style:family="paragraph" style:parent-style-name="Standard">
      <style:text-properties fo:font-weight="normal" officeooo:rsid="00191e1f" officeooo:paragraph-rsid="00191e1f" style:font-weight-asian="normal" style:font-weight-complex="normal"/>
    </style:style>
    <style:style style:name="P14" style:family="paragraph" style:parent-style-name="Standard">
      <style:text-properties fo:font-weight="normal" officeooo:rsid="001a532b" officeooo:paragraph-rsid="001a532b" style:font-weight-asian="normal" style:font-weight-complex="normal"/>
    </style:style>
    <style:style style:name="P15" style:family="paragraph" style:parent-style-name="Standard">
      <style:text-properties officeooo:rsid="001aa354" officeooo:paragraph-rsid="001aa354"/>
    </style:style>
    <style:style style:name="P16" style:family="paragraph" style:parent-style-name="Standard">
      <style:text-properties fo:font-size="30pt" officeooo:rsid="000e21e3" officeooo:paragraph-rsid="00173f6a" style:font-size-asian="30pt" style:font-size-complex="30pt"/>
    </style:style>
    <style:style style:name="P17" style:family="paragraph" style:parent-style-name="Standard">
      <style:text-properties fo:font-size="30pt" style:text-underline-style="solid" style:text-underline-width="auto" style:text-underline-color="font-color" officeooo:rsid="001ddf5a" officeooo:paragraph-rsid="001ddf5a" style:font-size-asian="30pt" style:font-size-complex="30pt"/>
    </style:style>
    <style:style style:name="T1" style:family="text">
      <style:text-properties officeooo:rsid="00108358"/>
    </style:style>
    <style:style style:name="T2" style:family="text">
      <style:text-properties officeooo:rsid="0010f2d5"/>
    </style:style>
    <style:style style:name="T3" style:family="text">
      <style:text-properties officeooo:rsid="00173f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3f6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c90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7">Casos de uso corregidos</text:p>
      <text:p text:style-name="P1"/>
      <text:p text:style-name="P1"><text:span text:style-name="T4">Caso de uso:</text:span> Buscar contacto en la agenda.</text:p>
      <text:p text:style-name="P10"><text:span text:style-name="T4">Actor principal: </text:span>Secretario/a.</text:p>
      <text:p text:style-name="P1"><text:span text:style-name="T4">Nivel:</text:span> General.</text:p>
      <text:p text:style-name="P1"><text:span text:style-name="T4">Ámbito</text:span>: clínica <text:span text:style-name="T1">(organización)</text:span>.</text:p>
      <text:p text:style-name="P2"><text:span text:style-name="T4">Precondiciones</text:span>: </text:p>
      <text:p text:style-name="P2">Que al menos haya un contacto en la agenda</text:p>
      <text:p text:style-name="P4">Escenario principal con éxito:</text:p>
      <text:p text:style-name="P1">1. El secretario/a escribe el <text:span text:style-name="T2">apellido del </text:span>contacto que desea buscar en la opción de búsqueda de la agenda.</text:p>
      <text:p text:style-name="P1">2. El sistema muestra por pantalla aquel o aquellos contactos que contengan dicho apellido.</text:p>
      <text:p text:style-name="P4">Escenarios alternativos:</text:p>
      <text:p text:style-name="P1"><text:span text:style-name="T2">2.a</text:span>. El secretario/a escribe un contacto que no esta registrado en la base de datos por lo que no devuelve nada.</text:p>
      <text:p text:style-name="P1"/>
      <text:p text:style-name="P1"/>
      <text:p text:style-name="P1"><text:span text:style-name="T4">Caso de uso:</text:span> Ordenar contactos en la agenda.</text:p>
      <text:p text:style-name="P1"><text:span text:style-name="T4">Actor principal:</text:span> Secretario/a.</text:p>
      <text:p text:style-name="P1"><text:span text:style-name="T4">Nivel</text:span>: General.</text:p>
      <text:p text:style-name="P1"><text:span text:style-name="T4">Ámbito</text:span>: clínica <text:span text:style-name="T1">(organización).</text:span></text:p>
      <text:p text:style-name="P6">Precondiciones:</text:p>
      <text:p text:style-name="P11">Que al menos haya 2 contactos en la agenda</text:p>
      <text:p text:style-name="P4">Escenario principal con éxito:</text:p>
      <text:p text:style-name="P1"><text:span text:style-name="T3">1</text:span>. El sistema muestra la agenda ordenada por el requisito especificado.</text:p>
      <text:p text:style-name="P4">Escenarios alternativos:</text:p>
      <text:p text:style-name="P1">1.<text:span text:style-name="T3">a. No existe ningún contacto en la agenda y por lo tanto no puede ordenar nada.</text:span></text:p>
      <text:p text:style-name="P1"/>
      <text:p text:style-name="P4"/>
      <text:p text:style-name="P1"><text:span text:style-name="T4">Caso de uso:</text:span> Insertar contacto en la agenda.</text:p>
      <text:p text:style-name="P1"><text:span text:style-name="T4">Actor principal:</text:span> Secretario/a.</text:p>
      <text:p text:style-name="P1"><text:span text:style-name="T4">Nivel</text:span>: General.</text:p>
      <text:p text:style-name="P1"><text:span text:style-name="T4">Ámbito</text:span>: clínica <text:span text:style-name="T1">(organización)</text:span>.</text:p>
      <text:p text:style-name="P4">Escenario principal con éxito:</text:p>
      <text:p text:style-name="P2">1. El s<text:span text:style-name="T3">ecretario</text:span> selecciona la opción “añadir”</text:p>
      <text:p text:style-name="P1"><text:span text:style-name="T3">2</text:span>. El secretario/a introduce el contacto que desea crear .</text:p>
      <text:p text:style-name="P1"><text:span text:style-name="T3">3</text:span>. El sistema busca si el contacto ya existe, en caso de que no exista lo crea, en caso de ya existir pregunta al usuario si quiere sobre escribirlo.</text:p>
      <text:p text:style-name="P2"><text:span text:style-name="T5">Escenario </text:span><text:span text:style-name="T4">Alternativo</text:span>:</text:p>
      <text:p text:style-name="P2">2.a Si no están rellenos los campos básicos <text:s/>o hay errores de tipo y rango volvemos a empezar 2 (recoger datos).</text:p>
      <text:p text:style-name="P2"><text:span text:style-name="T4">Postcondición</text:span>:</text:p>
      <text:p text:style-name="P2">El fichero de datos contendrá el nuevo contacto.</text:p>
      <text:p text:style-name="P1"/>
      <text:p text:style-name="P1"/>
      <text:p text:style-name="P1"/>
      <text:p text:style-name="P1"><text:soft-page-break/><text:span text:style-name="T4">Caso de uso:</text:span><text:span text:style-name="T6"> Borrar</text:span> <text:s/>contacto de la agenda.</text:p>
      <text:p text:style-name="P1"><text:span text:style-name="T4">Actor</text:span> <text:span text:style-name="T4">principal</text:span>: Secretario/a.</text:p>
      <text:p text:style-name="P1"><text:span text:style-name="T4">Nivel</text:span>: General.</text:p>
      <text:p text:style-name="P1"><text:span text:style-name="T4">Ámbito</text:span>: clínica <text:span text:style-name="T1">(organización)</text:span>.</text:p>
      <text:p text:style-name="P7">Precondiciones:</text:p>
      <text:p text:style-name="P12">Que al menos haya un contacto para borrar</text:p>
      <text:p text:style-name="P4">Escenario principal con éxito:</text:p>
      <text:p text:style-name="P1">1. El secretario/a escribe el contacto que desea buscar en la opción de búsqueda de la agenda para borrarlo.</text:p>
      <text:p text:style-name="P1">2. El sistema muestra por pantalla aquel contacto que se ha introducido para borrarlo.</text:p>
      <text:p text:style-name="P1">3. El sistema pregunta al usuario si desea borrarlo.</text:p>
      <text:p text:style-name="P15">4. El sistema borra el usuar<text:span text:style-name="T7">io</text:span></text:p>
      <text:p text:style-name="P9">Postcondición:</text:p>
      <text:p text:style-name="P14">El contacto ya no existirá en la agenda de contactos, habrá sido borrado.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Caso de uso</text:span>: Modificar contacto de la agenda.</text:p>
      <text:p text:style-name="P1"><text:span text:style-name="T4">Actor</text:span> <text:span text:style-name="T4">principal</text:span>: Secretario/a.</text:p>
      <text:p text:style-name="P1"><text:span text:style-name="T4">Nivel</text:span>: General.</text:p>
      <text:p text:style-name="P1"><text:span text:style-name="T4">Ámbito</text:span>: clínica <text:span text:style-name="T1">(organización)</text:span>.</text:p>
      <text:p text:style-name="P8">Precondiciones:</text:p>
      <text:p text:style-name="P13">Que al menos haya un contacto para poder borrar</text:p>
      <text:p text:style-name="P4">Escenario principal con éxito:</text:p>
      <text:p text:style-name="P1">1. El secretario/a escribe el contacto que desea buscar en la opción de búsqueda de la agenda para editar alguna de sus características.</text:p>
      <text:p text:style-name="P1">2. El sistema muestra por pantalla el contacto con todas sus características.</text:p>
      <text:p text:style-name="P1">3. El usuario señala que características. desea modificar.</text:p>
      <text:p text:style-name="P1">4. El sistema guarda el contacto con las nuevas características. en un nuevo contacto y borra el antiguo.</text:p>
      <text:p text:style-name="P4">Escenarios alternativos:</text:p>
      <text:p text:style-name="P1">1.<text:span text:style-name="T3">a.</text:span> El secretario/a escribe un contacto que no esta registrado en la base de datos por lo que no devuelve nada.</text:p>
      <text:p text:style-name="P1"><text:span text:style-name="T3">3</text:span>.<text:span text:style-name="T3">a.</text:span> No existe alguna de las características. que el usuario desea modificar.</text:p>
      <text:p text:style-name="P5">Postcondición:</text:p>
      <text:p text:style-name="P3">El fichero de datos contendrá el contacto modificado</text:p>
      <text:p text:style-name="P1"/>
      <text:p text:style-name="P1"/>
      <text:p text:style-name="P1"><text:span text:style-name="T4">Caso</text:span> <text:span text:style-name="T4">de</text:span> <text:span text:style-name="T4">uso</text:span>: Imprimir contacto de la agenda.</text:p>
      <text:p text:style-name="P1"><text:span text:style-name="T4">Actor</text:span> <text:span text:style-name="T4">principal</text:span>: Secretario/a.</text:p>
      <text:p text:style-name="P1"><text:span text:style-name="T4">Nivel</text:span>: General.</text:p>
      <text:p text:style-name="P1"><text:span text:style-name="T4">Ámbito</text:span>: clínica <text:span text:style-name="T1">(organización)</text:span>.</text:p>
      <text:p text:style-name="P4">Escenario principal con éxito:</text:p>
      <text:p text:style-name="P1">1. El secretario/a escribe el contacto que desea buscar en la opción de búsqueda de la agenda para imprimirlo o selecciona imprimir todos los contactos de la agenda.</text:p>
      <text:p text:style-name="P1">2. El sistema muestra por pantalla una muestra de lo que se va a imprimir, y pide seleccionar la impresora para proceder a la impresión.</text:p>
      <text:p text:style-name="P1"><text:span text:style-name="T4">Escenarios</text:span> <text:span text:style-name="T4">alternativos</text:span>:</text:p>
      <text:p text:style-name="P1">1.<text:span text:style-name="T3">a.</text:span> El secretario/a escribe un contacto que no esta registrado en la base de datos por lo que no <text:soft-page-break/>devuelve nada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7:33:52.466179372</meta:creation-date>
    <dc:date>2014-11-16T17:47:00.094954583</dc:date>
    <meta:editing-duration>PT13M3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3" meta:paragraph-count="72" meta:word-count="569" meta:character-count="3568" meta:non-whitespace-character-count="3068"/>
  </office:meta>
</office:document-meta>
</file>